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6.348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5.378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6.625cm"/>
    </style:style>
    <style:style style:name="co8" style:family="table-column">
      <style:table-column-properties fo:break-before="auto" style:column-width="7.10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 fo:border="0.06pt solid #000000" style:vertical-align="middle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complex="hi" style:country-complex="I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-asian="Noto Sans CJK SC" style:font-name="Liberation Sans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size="10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 shin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Scenerio </text:p>
            <text:p>ID </text:p>
          </table:table-cell>
          <table:table-cell table:style-name="ce1" office:value-type="string" calcext:value-type="string">
            <text:p><text:s/>Scenerio Description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ription</text:p>
          </table:table-cell>
          <table:table-cell table:style-name="ce1" office:value-type="string" calcext:value-type="string">
            <text:p>Positive/Negative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ed Result</text:p>
          </table:table-cell>
          <table:table-cell table:style-name="ce11"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C_01</text:p>
          </table:table-cell>
          <table:table-cell table:style-name="ce5" office:value-type="string" calcext:value-type="string">
            <text:p>Verify that Login Functionality of </text:p>
            <text:p>Ishine Portal</text:p>
          </table:table-cell>
          <table:table-cell table:style-name="ce2" office:value-type="string" calcext:value-type="string">
            <text:p>TC_01</text:p>
          </table:table-cell>
          <table:table-cell table:style-name="ce5" office:value-type="string" calcext:value-type="string">
            <text:p>To check that  user is Sign in </text:p>
            <text:p>With Valid Mail ID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 Click on Sign in</text:span> Button</text:p>
          </table:table-cell>
          <table:table-cell table:style-name="ce5" office:value-type="string" calcext:value-type="string">
            <text:p>User should Redirect to </text:p>
            <text:p>Password field</text:p>
          </table:table-cell>
          <table:table-cell/>
          <table:table-cell table:style-name="ce10" table:number-columns-repeated="1015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6"/>
          <table:table-cell table:style-name="ce2" office:value-type="string" calcext:value-type="string">
            <text:p>TC_02</text:p>
          </table:table-cell>
          <table:table-cell table:style-name="ce5" office:value-type="string" calcext:value-type="string">
            <text:p>To check that  user can enter  </text:p>
            <text:p>Mail ID without @ symbol.</text:p>
          </table:table-cell>
          <table:table-cell table:style-name="ce2" office:value-type="string" calcext:value-type="string">
            <text:p>Nega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Username without @ symbol</text:p>
            <text:p><text:span text:style-name="T2">(snehalgmail.com)</text:span></text:p>
            <text:p><text:span text:style-name="T1">3. Click on Sign in</text:span> Button</text:p>
          </table:table-cell>
          <table:table-cell table:style-name="ce5" office:value-type="string" calcext:value-type="string">
            <text:p>Error message should be display</text:p>
            <text:p>“Please enter Valid Username”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 table:style-name="ce6"/>
          <table:table-cell table:style-name="ce2" office:value-type="string" calcext:value-type="string">
            <text:p>TC_03</text:p>
          </table:table-cell>
          <table:table-cell table:style-name="ce5" office:value-type="string" calcext:value-type="string">
            <text:p>To check that Field by </text:p>
            <text:p>Entering Capital letter only</text:p>
          </table:table-cell>
          <table:table-cell table:style-name="ce2" office:value-type="string" calcext:value-type="string">
            <text:p>Negative</text:p>
          </table:table-cell>
          <table:table-cell table:style-name="ce5" office:value-type="string" calcext:value-type="string">
            <text:p><text:span text:style-name="T1">1. Open Ishine Sign in</text:span> Page</text:p>
            <text:p><text:span text:style-name="T1">2.Enter Username By Capital letter only</text:span></text:p>
            <text:p><text:span text:style-name="T3">(</text:span><text:span text:style-name="T3"><text:a xlink:href="mailto:SNEHAL@GMAIL.COM" xlink:type="simple">SNEHAL@GMAIL.COM</text:a></text:span><text:span text:style-name="T3">)</text:span></text:p>
            <text:p><text:span text:style-name="T1">3. Click on Sign in </text:span>Button</text:p>
          </table:table-cell>
          <table:table-cell table:style-name="ce5" office:value-type="string" calcext:value-type="string">
            <text:p>The Field should not accepted </text:p>
            <text:p>Capital Letter &amp; Show error Message</text:p>
          </table:table-cell>
          <table:table-cell table:number-columns-repeated="1016"/>
        </table:table-row>
        <table:table-row table:style-name="ro4">
          <table:table-cell table:style-name="ce3" table:number-columns-repeated="2"/>
          <table:table-cell table:style-name="ce6"/>
          <table:table-cell table:style-name="ce2" office:value-type="string" calcext:value-type="string">
            <text:p>TC_04</text:p>
          </table:table-cell>
          <table:table-cell table:style-name="ce5" office:value-type="string" calcext:value-type="string">
            <text:p>To check that Field with</text:p>
            <text:p> Unicode Characters as address</text:p>
          </table:table-cell>
          <table:table-cell table:style-name="ce2" office:value-type="string" calcext:value-type="string">
            <text:p>Negative</text:p>
          </table:table-cell>
          <table:table-cell table:style-name="ce5" office:value-type="string" calcext:value-type="string">
            <text:p><text:span text:style-name="T1">1. Open Ishine Sign in</text:span> Page</text:p>
            <text:p><text:span text:style-name="T1">2.Enter Username with</text:span></text:p>
            <text:p><text:span text:style-name="T1"> Unicode Character</text:span></text:p>
            <text:p><text:span text:style-name="T4">(snehal@#gmail.com)</text:span></text:p>
            <text:p><text:span text:style-name="T1">3. Click on Sign in </text:span>Button</text:p>
          </table:table-cell>
          <table:table-cell table:style-name="ce5" office:value-type="string" calcext:value-type="string">
            <text:p><text:span text:style-name="T1">Unicode Characters </text:span>should not accepted </text:p>
            <text:p> As address &amp; Show error Message</text:p>
          </table:table-cell>
          <table:table-cell table:number-columns-repeated="1016"/>
        </table:table-row>
        <table:table-row table:style-name="ro4">
          <table:table-cell table:style-name="ce3" table:number-columns-repeated="2"/>
          <table:table-cell table:style-name="ce6"/>
          <table:table-cell table:style-name="ce2" office:value-type="string" calcext:value-type="string">
            <text:p>TC_05</text:p>
          </table:table-cell>
          <table:table-cell table:style-name="ce5" office:value-type="string" calcext:value-type="string">
            <text:p>To check that space in Mail Id</text:p>
          </table:table-cell>
          <table:table-cell table:style-name="ce2" office:value-type="string" calcext:value-type="string">
            <text:p>Negative</text:p>
          </table:table-cell>
          <table:table-cell table:style-name="ce5" office:value-type="string" calcext:value-type="string">
            <text:p><text:span text:style-name="T1">1. Open Ishine Sign in</text:span> Page</text:p>
            <text:p><text:span text:style-name="T1">2.Enter Username with</text:span></text:p>
            <text:p><text:span text:style-name="T1"> Space</text:span></text:p>
            <text:p><text:span text:style-name="T4">(snehal  @gmail.com)</text:span></text:p>
            <text:p><text:span text:style-name="T1">3. Click on Sign in</text:span> Button</text:p>
          </table:table-cell>
          <table:table-cell table:style-name="ce5" office:value-type="string" calcext:value-type="string">
            <text:p><text:span text:style-name="T1">space in Mail Id </text:span>should not accepted </text:p>
            <text:p> 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 table:style-name="ce6"/>
          <table:table-cell table:style-name="ce2" office:value-type="string" calcext:value-type="string">
            <text:p>TC_06</text:p>
          </table:table-cell>
          <table:table-cell table:style-name="ce5" office:value-type="string" calcext:value-type="string">
            <text:p>To check that Field with missing</text:p>
            <text:p> Top level domain(e.g.   .com)</text:p>
          </table:table-cell>
          <table:table-cell table:style-name="ce2" office:value-type="string" calcext:value-type="string">
            <text:p>Negative</text:p>
          </table:table-cell>
          <table:table-cell table:style-name="ce5" office:value-type="string" calcext:value-type="string">
            <text:p><text:span text:style-name="T1">1. Open Ishine Sign in</text:span> Page</text:p>
            <text:p><text:span text:style-name="T1">2.Enter Username without</text:span></text:p>
            <text:p><text:span text:style-name="T5">Top level domain</text:span><text:span text:style-name="T6">(</text:span><text:span text:style-name="T6"><text:a xlink:href="mailto:snehal@gmail" xlink:type="simple">snehal@gmail</text:a></text:span><text:span text:style-name="T6">)</text:span></text:p>
            <text:p><text:span text:style-name="T1">3. Click on Sign in</text:span> Button</text:p>
          </table:table-cell>
          <table:table-cell table:style-name="ce5" office:value-type="string" calcext:value-type="string">
            <text:p>Top level domain(e.g.   .com) should </text:p>
            <text:p>Not accepted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6"/>
          <table:table-cell table:style-name="ce2" office:value-type="string" calcext:value-type="string">
            <text:p>TC_07</text:p>
          </table:table-cell>
          <table:table-cell table:style-name="ce5" office:value-type="string" calcext:value-type="string">
            <text:p><text:span text:style-name="T1">To check that  user is Sign in</text:span></text:p>
            <text:p>With Invalid Mail ID</text:p>
          </table:table-cell>
          <table:table-cell table:style-name="ce2" office:value-type="string" calcext:value-type="string">
            <text:p>Nega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Invalid Username </text:p>
            <text:p><text:span text:style-name="T1">3. Click on Sign in</text:span> Button</text:p>
          </table:table-cell>
          <table:table-cell table:style-name="ce5" office:value-type="string" calcext:value-type="string">
            <text:p>Error message should be display</text:p>
            <text:p>“Please enter Valid Username”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6"/>
          <table:table-cell table:style-name="ce2" office:value-type="string" calcext:value-type="string">
            <text:p>TC_08</text:p>
          </table:table-cell>
          <table:table-cell table:style-name="ce5" office:value-type="string" calcext:value-type="string">
            <text:p><text:span text:style-name="T1">To check that  user can Sign in</text:span></text:p>
            <text:p>with Empty Mail ID</text:p>
          </table:table-cell>
          <table:table-cell table:style-name="ce2" office:value-type="string" calcext:value-type="string">
            <text:p>Negative</text:p>
          </table:table-cell>
          <table:table-cell table:style-name="ce5" office:value-type="string" calcext:value-type="string">
            <text:p><text:span text:style-name="T1">1. Open Ishine Sign in</text:span> Page</text:p>
            <text:p>2.<text:span text:style-name="T1">Leave the Username</text:span> field Empty</text:p>
            <text:p><text:span text:style-name="T1">3. Click on Sign in</text:span> Button</text:p>
          </table:table-cell>
          <table:table-cell table:style-name="ce5" office:value-type="string" calcext:value-type="string">
            <text:p>Error message should be display</text:p>
            <text:p><text:span text:style-name="T1">“Please enter Username </text:span>”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 table:style-name="ce6"/>
          <table:table-cell table:style-name="ce2" office:value-type="string" calcext:value-type="string">
            <text:p>TC_09</text:p>
          </table:table-cell>
          <table:table-cell table:style-name="ce5" office:value-type="string" calcext:value-type="string">
            <text:p><text:span text:style-name="T1">To check that  user is Sign in</text:span> </text:p>
            <text:p>With Valid Password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valid Password</text:span></text:p>
            <text:p><text:span text:style-name="T1">4. Click on Sign in</text:span> Button</text:p>
          </table:table-cell>
          <table:table-cell table:style-name="ce5" office:value-type="string" calcext:value-type="string">
            <text:p>User should Redirect Open</text:p>
            <text:p>to OTP Page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 table:style-name="ce6"/>
          <table:table-cell table:style-name="ce2" office:value-type="string" calcext:value-type="string">
            <text:p>TC_10</text:p>
          </table:table-cell>
          <table:table-cell table:style-name="ce5" office:value-type="string" calcext:value-type="string">
            <text:p>To check that  user can enter </text:p>
            <text:p>Incorrect Password</text:p>
          </table:table-cell>
          <table:table-cell table:style-name="ce2" office:value-type="string" calcext:value-type="string">
            <text:p>Nega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Invalid Password</text:span></text:p>
            <text:p><text:span text:style-name="T1">4. Click on Sign in</text:span> Button</text:p>
          </table:table-cell>
          <table:table-cell table:style-name="ce5" office:value-type="string" calcext:value-type="string">
            <text:p>Error message should be display</text:p>
            <text:p>“Please enter Valid Password”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 table:style-name="ce6"/>
          <table:table-cell table:style-name="ce2" office:value-type="string" calcext:value-type="string">
            <text:p>TC_11</text:p>
          </table:table-cell>
          <table:table-cell table:style-name="ce5" office:value-type="string" calcext:value-type="string">
            <text:p>To check that  user can Login </text:p>
            <text:p>with Empty Password</text:p>
          </table:table-cell>
          <table:table-cell table:style-name="ce2" office:value-type="string" calcext:value-type="string">
            <text:p>Nega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3.Leave the password field Empty</text:p>
            <text:p><text:span text:style-name="T1">4. Click on Sign in</text:span> Button</text:p>
          </table:table-cell>
          <table:table-cell table:style-name="ce5" office:value-type="string" calcext:value-type="string">
            <text:p>Error message should be display</text:p>
            <text:p>“Please enter Password”</text:p>
          </table:table-cell>
          <table:table-cell table:number-columns-repeated="1016"/>
        </table:table-row>
        <table:table-row table:style-name="ro4">
          <table:table-cell table:style-name="ce3" table:number-columns-repeated="2"/>
          <table:table-cell table:style-name="ce6"/>
          <table:table-cell table:style-name="ce2" office:value-type="string" calcext:value-type="string">
            <text:p>TC_12</text:p>
          </table:table-cell>
          <table:table-cell table:style-name="ce5" office:value-type="string" calcext:value-type="string">
            <text:p>To check that Password visibility</text:p>
            <text:p> toggle is work correctly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valid Password</text:span></text:p>
            <text:p><text:span text:style-name="T1">4. Click on eye icon</text:span></text:p>
            <text:p><text:span text:style-name="T1">5. Click on Sign in</text:span> Button</text:p>
          </table:table-cell>
          <table:table-cell table:style-name="ce5" office:value-type="string" calcext:value-type="string">
            <text:p>Password visibility toggle  should show</text:p>
            <text:p>The password as expected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 table:style-name="ce6"/>
          <table:table-cell table:style-name="ce2" office:value-type="string" calcext:value-type="string">
            <text:p>TC_13</text:p>
          </table:table-cell>
          <table:table-cell table:style-name="ce5" office:value-type="string" calcext:value-type="string">
            <text:p>To check that Password</text:p>
            <text:p> Character masked by default </text:p>
            <text:p>(e.g. display as ***********)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valid Password</text:span></text:p>
            <text:p><text:span text:style-name="T1">4. Click on Sign in</text:span> Button</text:p>
          </table:table-cell>
          <table:table-cell table:style-name="ce5" office:value-type="string" calcext:value-type="string">
            <text:p><text:span text:style-name="T1"> Password Character  should be masked  </text:span></text:p>
            <text:p><text:span text:style-name="T1">(e.g. display as ***********)</text:span></text:p>
          </table:table-cell>
          <table:table-cell table:number-columns-repeated="1016"/>
        </table:table-row>
        <table:table-row table:style-name="ro4">
          <table:table-cell table:style-name="ce3" table:number-columns-repeated="2"/>
          <table:table-cell table:style-name="ce6"/>
          <table:table-cell table:style-name="ce2" office:value-type="string" calcext:value-type="string">
            <text:p>TC_14</text:p>
          </table:table-cell>
          <table:table-cell table:style-name="ce5" office:value-type="string" calcext:value-type="string">
            <text:p>To check that Password meet </text:p>
            <text:p>Minimum length requirement</text:p>
          </table:table-cell>
          <table:table-cell table:style-name="ce2" office:value-type="string" calcext:value-type="string">
            <text:p>Nega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Password</text:span></text:p>
            <text:p><text:span text:style-name="T1">(e.g. *****)</text:span></text:p>
            <text:p><text:span text:style-name="T1">4. Click on Sign in</text:span> Button</text:p>
          </table:table-cell>
          <table:table-cell table:style-name="ce5" office:value-type="string" calcext:value-type="string">
            <text:p>Error message should be display </text:p>
            <text:p>“Please enter Password must be at</text:p>
            <text:p> Least 8 character”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 table:style-name="ce6"/>
          <table:table-cell table:style-name="ce2" office:value-type="string" calcext:value-type="string">
            <text:p>TC_15</text:p>
          </table:table-cell>
          <table:table-cell table:style-name="ce5" office:value-type="string" calcext:value-type="string">
            <text:p>To check that Password meet </text:p>
            <text:p>Maximum length requirement</text:p>
          </table:table-cell>
          <table:table-cell table:style-name="ce2" office:value-type="string" calcext:value-type="string">
            <text:p>Nega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Password with maximum length</text:span></text:p>
            <text:p><text:span text:style-name="T1">4. Click on Sign in</text:span> Button</text:p>
          </table:table-cell>
          <table:table-cell table:style-name="ce9" office:value-type="string" calcext:value-type="string">
            <text:p>It should be accepted Password without error</text:p>
          </table:table-cell>
          <table:table-cell table:number-columns-repeated="1016"/>
        </table:table-row>
        <table:table-row table:style-name="ro3">
          <table:table-cell table:style-name="ce3" table:number-columns-repeated="2"/>
          <table:table-cell table:style-name="ce6"/>
          <table:table-cell table:style-name="ce2" office:value-type="string" calcext:value-type="string">
            <text:p>TC_16</text:p>
          </table:table-cell>
          <table:table-cell table:style-name="ce7" office:value-type="string" calcext:value-type="string">
            <text:p>To check that Password include at least one upper case lett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Password </text:span></text:p>
            <text:p><text:span text:style-name="T1">4. Click on Sign in</text:span> Button</text:p>
          </table:table-cell>
          <table:table-cell table:style-name="ce7" office:value-type="string" calcext:value-type="string">
            <text:p>Error message should be display </text:p>
            <text:p><text:span text:style-name="T1">“Password must be contain at least one upper case letter</text:span> ”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2"/>
          <table:table-cell table:style-name="ce5"/>
          <table:table-cell table:style-name="ce2" office:value-type="string" calcext:value-type="string">
            <text:p>TC_17</text:p>
          </table:table-cell>
          <table:table-cell table:style-name="ce7" office:value-type="string" calcext:value-type="string">
            <text:p>To check that OTP is generated &amp; Delivered Successfully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Password </text:span></text:p>
            <text:p><text:span text:style-name="T1">4. Click on Sign in</text:span> Button</text:p>
            <text:p>5.click on OTP Field</text:p>
          </table:table-cell>
          <table:table-cell table:style-name="ce10" office:value-type="string" calcext:value-type="string">
            <text:p>The Otp should delivered to user’s mail Id</text:p>
          </table:table-cell>
          <table:table-cell table:number-columns-repeated="1016"/>
        </table:table-row>
        <table:table-row table:style-name="ro5">
          <table:table-cell table:style-name="ce3" table:number-columns-repeated="2"/>
          <table:table-cell table:style-name="ce6"/>
          <table:table-cell table:style-name="ce2" office:value-type="string" calcext:value-type="string">
            <text:p>TC_18</text:p>
          </table:table-cell>
          <table:table-cell table:style-name="ce7" office:value-type="string" calcext:value-type="string">
            <text:p>To check that OTP is correct Format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Password </text:span></text:p>
            <text:p><text:span text:style-name="T1">4. Click on Sign in</text:span> Button</text:p>
            <text:p>5.click on OTP Field</text:p>
            <text:p>6.enter otp</text:p>
          </table:table-cell>
          <table:table-cell table:style-name="ce10" office:value-type="string" calcext:value-type="string">
            <text:p>The Otp should valid format</text:p>
          </table:table-cell>
          <table:table-cell table:number-columns-repeated="1016"/>
        </table:table-row>
        <table:table-row table:style-name="ro5">
          <table:table-cell table:style-name="ce3"/>
          <table:table-cell table:style-name="Default"/>
          <table:table-cell/>
          <table:table-cell table:style-name="ce2" office:value-type="string" calcext:value-type="string">
            <text:p>TC_19</text:p>
          </table:table-cell>
          <table:table-cell table:style-name="ce7" office:value-type="string" calcext:value-type="string">
            <text:p>To check that OTP expries after specified time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Password </text:span></text:p>
            <text:p><text:span text:style-name="T1">4. Click on Sign in</text:span> Button</text:p>
            <text:p>5.click on OTP Field</text:p>
            <text:p>6.attempt to use otp after expire time</text:p>
          </table:table-cell>
          <table:table-cell table:style-name="ce10" office:value-type="string" calcext:value-type="string">
            <text:p>reject otp &amp; user should request a new one</text:p>
          </table:table-cell>
          <table:table-cell table:number-columns-repeated="1016"/>
        </table:table-row>
        <table:table-row table:style-name="ro5">
          <table:table-cell table:style-name="ce3" table:number-columns-repeated="2"/>
          <table:table-cell table:style-name="ce6"/>
          <table:table-cell table:style-name="ce2" office:value-type="string" calcext:value-type="string">
            <text:p>TC_20</text:p>
          </table:table-cell>
          <table:table-cell table:style-name="ce7" office:value-type="string" calcext:value-type="string">
            <text:p>To check that correct OTP is accecpted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Password </text:span></text:p>
            <text:p><text:span text:style-name="T1">4. Click on Sign in</text:span> Button</text:p>
            <text:p>5.click on OTP Field</text:p>
            <text:p>6.enter otp</text:p>
          </table:table-cell>
          <table:table-cell table:style-name="ce10" office:value-type="string" calcext:value-type="string">
            <text:p>OTP Should be accepted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2" office:value-type="string" calcext:value-type="string">
            <text:p>SC_02</text:p>
          </table:table-cell>
          <table:table-cell table:style-name="ce5" office:value-type="string" calcext:value-type="string">
            <text:p>Verify that dashboard Functionality of </text:p>
            <text:p>Ishine Portal</text:p>
          </table:table-cell>
          <table:table-cell table:style-name="ce2" office:value-type="string" calcext:value-type="string">
            <text:p>TC_21</text:p>
          </table:table-cell>
          <table:table-cell table:style-name="ce7" office:value-type="string" calcext:value-type="string">
            <text:p>To check that dashboard Page Load Successfully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Password </text:span></text:p>
            <text:p><text:span text:style-name="T1">4. Click on Sign in</text:span> Button</text:p>
            <text:p>5. Open Dashboard</text:p>
          </table:table-cell>
          <table:table-cell table:style-name="ce7" office:value-type="string" calcext:value-type="string">
            <text:p>The Dashboard load without load without error&amp; display all data</text:p>
          </table:table-cell>
          <table:table-cell table:number-columns-repeated="1016"/>
        </table:table-row>
        <table:table-row table:style-name="ro4">
          <table:table-cell table:style-name="ce3" table:number-columns-repeated="2"/>
          <table:table-cell table:style-name="ce6"/>
          <table:table-cell table:style-name="ce2" office:value-type="string" calcext:value-type="string">
            <text:p>TC_22</text:p>
          </table:table-cell>
          <table:table-cell table:style-name="ce7" office:value-type="string" calcext:value-type="string">
            <text:p>To check that dashboard show correct data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Password </text:span></text:p>
            <text:p><text:span text:style-name="T1">4. Click on Sign in</text:span> Button</text:p>
            <text:p>5. Open Dashboard</text:p>
          </table:table-cell>
          <table:table-cell table:style-name="ce7" office:value-type="string" calcext:value-type="string">
            <text:p>The Dashboard should display data to user</text:p>
          </table:table-cell>
          <table:table-cell table:number-columns-repeated="1016"/>
        </table:table-row>
        <table:table-row table:style-name="ro4">
          <table:table-cell table:style-name="ce3" table:number-columns-repeated="2"/>
          <table:table-cell table:style-name="ce6"/>
          <table:table-cell table:style-name="ce2" office:value-type="string" calcext:value-type="string">
            <text:p>TC_23</text:p>
          </table:table-cell>
          <table:table-cell table:style-name="ce8" office:value-type="string" calcext:value-type="string">
            <text:p>To check that home page is available in Ishine Portal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Password </text:span></text:p>
            <text:p><text:span text:style-name="T1">4. Click on Sign in</text:span> Button</text:p>
            <text:p>5. Open Dashboard</text:p>
          </table:table-cell>
          <table:table-cell table:style-name="ce8" office:value-type="string" calcext:value-type="string">
            <text:p>Home page should be available in Ishine Portal</text:p>
          </table:table-cell>
          <table:table-cell table:number-columns-repeated="1016"/>
        </table:table-row>
        <table:table-row table:style-name="ro5">
          <table:table-cell table:style-name="ce3"/>
          <table:table-cell table:style-name="ce2"/>
          <table:table-cell table:style-name="ce5"/>
          <table:table-cell table:style-name="ce2" office:value-type="string" calcext:value-type="string">
            <text:p>TC_24</text:p>
          </table:table-cell>
          <table:table-cell table:style-name="ce8" office:value-type="string" calcext:value-type="string">
            <text:p>To check that clicking the logo redirect to the home page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Password </text:span></text:p>
            <text:p><text:span text:style-name="T1">4. Click on Sign in</text:span> Button</text:p>
            <text:p>5. Open Dashboard</text:p>
            <text:p>6. Click on Home Page</text:p>
          </table:table-cell>
          <table:table-cell office:value-type="string" calcext:value-type="string">
            <text:p>The Page should be redirect to home page</text:p>
          </table:table-cell>
          <table:table-cell table:number-columns-repeated="1016"/>
        </table:table-row>
        <table:table-row table:style-name="ro5">
          <table:table-cell table:style-name="ce3" table:number-columns-repeated="2"/>
          <table:table-cell table:style-name="ce6"/>
          <table:table-cell table:style-name="ce2" office:value-type="string" calcext:value-type="string">
            <text:p>TC_25</text:p>
          </table:table-cell>
          <table:table-cell table:style-name="ce8" office:value-type="string" calcext:value-type="string">
            <text:p>To check that Profile is available in Ishine Portal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Password </text:span></text:p>
            <text:p><text:span text:style-name="T1">4. Click on Sign in</text:span> Button</text:p>
            <text:p>5. Open Dashboard</text:p>
            <text:p>6. Click on Profile Page</text:p>
          </table:table-cell>
          <table:table-cell table:style-name="ce8" office:value-type="string" calcext:value-type="string">
            <text:p>Profile page should be available in Ishine Portal</text:p>
          </table:table-cell>
          <table:table-cell table:number-columns-repeated="1016"/>
        </table:table-row>
        <table:table-row table:style-name="ro5">
          <table:table-cell table:style-name="ce3" table:number-columns-repeated="2"/>
          <table:table-cell table:style-name="ce6"/>
          <table:table-cell table:style-name="ce2" office:value-type="string" calcext:value-type="string">
            <text:p>TC_26</text:p>
          </table:table-cell>
          <table:table-cell table:style-name="ce8" office:value-type="string" calcext:value-type="string">
            <text:p>To check that clicking the logo redirect to the profile page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Password </text:span></text:p>
            <text:p><text:span text:style-name="T1">4. Click on Sign in</text:span> Button</text:p>
            <text:p>5. Open Dashboard</text:p>
            <text:p>6. Click on Profile Page</text:p>
          </table:table-cell>
          <table:table-cell office:value-type="string" calcext:value-type="string">
            <text:p>The Page should be redirect to profile page</text:p>
          </table:table-cell>
          <table:table-cell table:number-columns-repeated="1016"/>
        </table:table-row>
        <table:table-row table:style-name="ro5">
          <table:table-cell table:style-name="ce3" table:number-columns-repeated="2"/>
          <table:table-cell table:style-name="ce6"/>
          <table:table-cell table:style-name="ce2" office:value-type="string" calcext:value-type="string">
            <text:p>TC_27</text:p>
          </table:table-cell>
          <table:table-cell table:style-name="ce8" office:value-type="string" calcext:value-type="string">
            <text:p>To check that details is show in profile page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Password </text:span></text:p>
            <text:p><text:span text:style-name="T1">4. Click on Sign in</text:span> Button</text:p>
            <text:p>5. Open Dashboard</text:p>
            <text:p>6. Click on Profile Page</text:p>
          </table:table-cell>
          <table:table-cell table:style-name="ce6" office:value-type="string" calcext:value-type="string">
            <text:p>details should be show in profile page</text:p>
          </table:table-cell>
          <table:table-cell table:number-columns-repeated="1016"/>
        </table:table-row>
        <table:table-row table:style-name="ro6">
          <table:table-cell table:style-name="ce3" table:number-columns-repeated="2"/>
          <table:table-cell table:style-name="ce6"/>
          <table:table-cell table:style-name="ce2" office:value-type="string" calcext:value-type="string">
            <text:p>TC_28</text:p>
          </table:table-cell>
          <table:table-cell table:style-name="ce8" office:value-type="string" calcext:value-type="string">
            <text:p>To check that User can update profile information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Password </text:span></text:p>
            <text:p><text:span text:style-name="T1">4. Click on Sign in</text:span> Button</text:p>
            <text:p>5. Open Dashboard</text:p>
            <text:p>6. Click on Profile Page</text:p>
            <text:p>7. click on update profile</text:p>
          </table:table-cell>
          <table:table-cell table:style-name="ce6" office:value-type="string" calcext:value-type="string">
            <text:p>Profile should be update successfully</text:p>
          </table:table-cell>
          <table:table-cell table:number-columns-repeated="1016"/>
        </table:table-row>
        <table:table-row table:style-name="ro6">
          <table:table-cell table:style-name="ce3" table:number-columns-repeated="2"/>
          <table:table-cell table:style-name="ce6"/>
          <table:table-cell table:style-name="ce2" office:value-type="string" calcext:value-type="string">
            <text:p>TC_29</text:p>
          </table:table-cell>
          <table:table-cell table:style-name="ce8" office:value-type="string" calcext:value-type="string">
            <text:p>To check that User can upload a new profile picture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<text:span text:style-name="T1">1. Open Ishine Sign in</text:span> Page</text:p>
            <text:p>2.Enter valid Username </text:p>
            <text:p><text:span text:style-name="T1">3.Enter Password </text:span></text:p>
            <text:p><text:span text:style-name="T1">4. Click on Sign in</text:span> Button</text:p>
            <text:p>5. Open Dashboard</text:p>
            <text:p>6. Click on Profile Page</text:p>
            <text:p>7. click on profile picture</text:p>
          </table:table-cell>
          <table:table-cell table:style-name="ce6" office:value-type="string" calcext:value-type="string">
            <text:p>Profile picture should be update successfully</text:p>
          </table:table-cell>
          <table:table-cell table:number-columns-repeated="1016"/>
        </table:table-row>
        <table:table-row table:style-name="ro7">
          <table:table-cell table:style-name="ce3" table:number-columns-repeated="2"/>
          <table:table-cell table:style-name="ce6"/>
          <table:table-cell table:style-name="ce2"/>
          <table:table-cell table:style-name="ce8"/>
          <table:table-cell table:style-name="ce3"/>
          <table:table-cell table:style-name="ce6" table:number-columns-repeated="2"/>
          <table:table-cell table:number-columns-repeated="1016"/>
        </table:table-row>
        <table:table-row table:style-name="ro7" table:number-rows-repeated="27">
          <table:table-cell table:style-name="ce3" table:number-columns-repeated="2"/>
          <table:table-cell table:style-name="ce6"/>
          <table:table-cell table:style-name="ce2"/>
          <table:table-cell table:style-name="ce6"/>
          <table:table-cell table:style-name="ce3"/>
          <table:table-cell table:style-name="ce6" table:number-columns-repeated="2"/>
          <table:table-cell table:number-columns-repeated="1016"/>
        </table:table-row>
        <table:table-row table:style-name="ro7" table:number-rows-repeated="15">
          <table:table-cell table:style-name="ce3" table:number-columns-repeated="2"/>
          <table:table-cell table:style-name="ce6"/>
          <table:table-cell table:style-name="ce3"/>
          <table:table-cell table:style-name="ce6"/>
          <table:table-cell table:style-name="ce3"/>
          <table:table-cell table:style-name="ce6" table:number-columns-repeated="2"/>
          <table:table-cell table:number-columns-repeated="1016"/>
        </table:table-row>
        <table:table-row table:style-name="ro7" table:number-rows-repeated="104850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5:07:10.404735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26T10:44:57.914229987</meta:creation-date>
    <dc:date>2025-03-25T15:07:35.277071562</dc:date>
    <meta:editing-duration>PT7H22M23S</meta:editing-duration>
    <meta:editing-cycles>78</meta:editing-cycles>
    <meta:generator>LibreOffice/6.4.7.2$Linux_X86_64 LibreOffice_project/40$Build-2</meta:generator>
    <meta:document-statistic meta:table-count="1" meta:cell-count="159" meta:object-count="0"/>
  </office:meta>
</office:document-meta>
</file>